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6/11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YURI NEIL SARMIENTO MALDONADO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7/11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PALOMINO RAYO, ARMANDO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>CRUZ QUISPE, ADELMA</text:p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60</text:p>
          </table:table-cell>
        </table:table-row>
        <table:table-row>
          <table:table-cell table:style-name="Tabla1.A2" office:value-type="float" office:value="0">
            <text:p text:style-name="P7">POLLO COBB</text:p>
          </table:table-cell>
          <table:table-cell table:style-name="Tabla1.B2" office:value-type="string">
            <text:p text:style-name="P9">Cant.Cajas: <text:span text:style-name="T11">6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1445870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9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7:4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8:55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11-16T23:40:4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